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Heading_20_1">
      <style:text-properties officeooo:paragraph-rsid="00407ef3"/>
    </style:style>
    <style:style style:name="P11" style:family="paragraph" style:parent-style-name="Heading_20_2">
      <style:text-properties fo:font-variant="small-caps" style:font-name="Ringside Regular1" fo:font-size="18pt" fo:language="fr" fo:country="FR" fo:font-style="normal" fo:font-weight="bold" officeooo:rsid="00c02b7f" officeooo:paragraph-rsid="00c02b7f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style:font-name="Joanna Nova" fo:language="fr" fo:country="FR" officeooo:rsid="00c0b067"/>
    </style:style>
    <style:style style:name="T6" style:family="text">
      <style:text-properties style:font-name="Joanna Nova" fo:language="fr" fo:country="FR" officeooo:rsid="00c213dd"/>
    </style:style>
    <style:style style:name="T7" style:family="text">
      <style:text-properties officeooo:rsid="009b1198"/>
    </style:style>
    <style:style style:name="T8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9" style:family="text">
      <style:text-properties fo:font-size="20.3999996185303pt" style:font-size-asian="20.3999996185303pt" style:font-size-complex="20.3999996185303pt"/>
    </style:style>
    <style:style style:name="T10" style:family="text">
      <style:text-properties fo:font-size="20.3999996185303pt" officeooo:rsid="003ed5ef" style:font-size-asian="20.3999996185303pt" style:font-size-complex="20.3999996185303pt"/>
    </style:style>
    <style:style style:name="T11" style:family="text">
      <style:text-properties officeooo:rsid="00a7ae10"/>
    </style:style>
    <style:style style:name="T12" style:family="text">
      <style:text-properties officeooo:rsid="00c02b7f"/>
    </style:style>
    <style:style style:name="T13" style:family="text">
      <style:text-properties style:font-name="Gill Sans" fo:language="fr" fo:country="FR" officeooo:rsid="00c02b7f"/>
    </style:style>
    <style:style style:name="T14" style:family="text">
      <style:text-properties officeooo:rsid="00c0b067"/>
    </style:style>
    <style:style style:name="T15" style:family="text">
      <style:text-properties officeooo:rsid="00c213d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Eric Bréchemier<text:span text:style-name="T1"><text:line-break/></text:span><text:span text:style-name="T9">eric@</text:span><text:span text:style-name="T8">culture</text:span><text:span text:style-name="T9">.graphic</text:span><text:span text:style-name="T10">s</text:span></text:h>
      <text:h text:style-name="P11" text:outline-level="2">Conception Pédagogiqu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697894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Certificat de Conception Pédagogique de l<text:span text:style-name="T6">'atelier</text:span> de Connie Malamed</text:p>
          </table:table-cell>
        </table:table-row>
        <table:table-row table:style-name="TableLine1055531696437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Certificat de Gestion de l'Apprentissage Numérique de LearnAssembly</text:p>
          </table:table-cell>
        </table:table-row>
        <table:table-row table:style-name="TableLine105553169632768">
          <table:table-cell table:style-name="Table1.A1" office:value-type="string">
            <text:p text:style-name="Table_20_Start_20_Date"><text:span text:style-name="T13">depuis</text:span>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étude de la conception pédagogique en autodidacte</text:p>
          </table:table-cell>
        </table:table-row>
      </table:table>
      <text:h text:style-name="P11" text:outline-level="2">Graphisme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6964147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cours Découvrir <text:span text:style-name="T5">&amp;</text:span> transmettre le graphisme au collège du CNAP sur FUN</text:p>
          </table:table-cell>
        </table:table-row>
        <table:table-row table:style-name="TableLine105553169633280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cours du soir de Communication Visuelle de l'EPSAA</text:p>
          </table:table-cell>
        </table:table-row>
        <table:table-row table:style-name="TableLine105553169633024">
          <table:table-cell table:style-name="GraphicDesignTable.A1" office:value-type="string">
            <text:p text:style-name="Table_20_Start_20_Date"><text:span text:style-name="T13">depuis</text:span>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études en arts appliqués à distance, parcours Graphiste de l'edaa</text:p>
          </table:table-cell>
        </table:table-row>
        <table:table-row table:style-name="TableLine10555316963865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spécialisation Graphisme de CalArts sur Coursera</text:p>
          </table:table-cell>
        </table:table-row>
        <table:table-row table:style-name="TableLine10555316963225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projet 7 Days Gallery avec l'artiste Alève Mine</text:p>
          </table:table-cell>
        </table:table-row>
        <table:table-row table:style-name="TableLine105553169645312">
          <table:table-cell table:style-name="GraphicDesignTable.A1" office:value-type="string">
            <text:p text:style-name="Table_20_Start_20_Date"><text:span text:style-name="T13">depuis</text:span>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étude du graphisme en autodidacte</text:p>
          </table:table-cell>
        </table:table-row>
      </table:table>
      <text:h text:style-name="P11" text:outline-level="2">Informatiqu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69639168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Ingénieur en informatique</text:p>
          </table:table-cell>
        </table:table-row>
        <table:table-row table:style-name="TableLine105553169640960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69644544">
                <table:table-cell table:style-name="SoftwareEngineer.A1" office:value-type="string">
                  <text:p text:style-name="Table_20_Subheading">Édi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69644032">
                <table:table-cell table:style-name="SoftwareEngineer.A1" office:value-type="string">
                  <text:p text:style-name="Table_20_Subheading">É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69635328">
                <table:table-cell table:style-name="SoftwareEngineer.A1" office:value-type="string">
                  <text:p text:style-name="Table_20_Subheading">Impress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69632512">
                <table:table-cell table:style-name="SoftwareEngineer.A1" office:value-type="string">
                  <text:p text:style-name="Table_20_Subheading">Jeux Vidéo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69639936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69635584">
                <table:table-cell table:style-name="SoftwareEngineer.A1" office:value-type="string">
                  <text:p text:style-name="Table_20_Subheading">Télé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69643520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6964915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Master Jeux Vidéo et Media Interactifs Numériques du CNAM-ENJMIN</text:p>
          </table:table-cell>
        </table:table-row>
        <table:table-row table:style-name="TableLine10555316965017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diplôme d'ingénieur en informatique de l'ENSIIE</text:p>
          </table:table-cell>
        </table:table-row>
        <table:table-row table:style-name="TableLine105553169647104">
          <table:table-cell table:style-name="Table2.A1" office:value-type="string">
            <text:p text:style-name="Table_20_Start_20_Date"><text:span text:style-name="T13">depuis</text:span>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étude de l'informatique en autodidact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language="fr" fo:country="FR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7-17T15:49:55.336883929</dc:date>
    <meta:editing-duration>PT5H4M35S</meta:editing-duration>
    <meta:editing-cycles>148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45" meta:character-count="1005" meta:non-whitespace-character-count="906"/>
  </office:meta>
</office:document-meta>
</file>